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ensEye Weigh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Weight (g)</text:p>
          </table:table-cell>
        </table:table-row>
        <table:table-row table:style-name="ro1">
          <table:table-cell office:value-type="string">
            <text:p>Frame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Hardware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Stonyman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string">
            <text:p>Battery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Total, Unassembled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style-name="ce1" office:value-type="string">
            <text:p>Total, Assembled</text:p>
          </table:table-cell>
          <table:table-cell office:value-type="float" office:value="57">
            <text:p>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ss </meta:initial-creator>
    <meta:creation-date>2013-05-16T13:36:20</meta:creation-date>
    <meta:generator>LibreOffice/3.5$Linux_X86_64 LibreOffice_project/350m1$Build-2</meta:generator>
    <dc:date>2013-05-16T23:26:06</dc:date>
    <dc:creator>Russ </dc:creator>
    <meta:editing-duration>PT9H44M13S</meta:editing-duration>
    <meta:editing-cycles>2</meta:editing-cycles>
    <meta:document-statistic meta:table-count="1" meta:cell-count="14" meta:object-count="0"/>
  </office:meta>
</office:document-meta>
</file>